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2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2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1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3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3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3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051" calcext:value-type="float">
            <text:p>56.415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03014193548" calcext:value-type="float">
            <text:p>56.7103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77323870968" calcext:value-type="float">
            <text:p>57.417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61584" calcext:value-type="float">
            <text:p>57.7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0947096774" calcext:value-type="float">
            <text:p>58.387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50342857143" calcext:value-type="float">
            <text:p>58.785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26578064516" calcext:value-type="float">
            <text:p>58.9226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99238709677" calcext:value-type="float">
            <text:p>57.769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1624" calcext:value-type="float">
            <text:p>56.5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2856774194" calcext:value-type="float">
            <text:p>56.031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4504" calcext:value-type="float">
            <text:p>55.8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43396129032" calcext:value-type="float">
            <text:p>55.934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6366896552" calcext:value-type="float">
            <text:p>56.38463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19607741935" calcext:value-type="float">
            <text:p>57.0819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42095483871" calcext:value-type="float">
            <text:p>57.794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16176" calcext:value-type="float">
            <text:p>58.61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90887741936" calcext:value-type="float">
            <text:p>59.2490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8152" calcext:value-type="float">
            <text:p>59.12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75677419355" calcext:value-type="float">
            <text:p>59.197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97261935484" calcext:value-type="float">
            <text:p>58.4497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6392" calcext:value-type="float">
            <text:p>57.8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3780645161" calcext:value-type="float">
            <text:p>56.131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21944" calcext:value-type="float">
            <text:p>54.69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67014193548" calcext:value-type="float">
            <text:p>54.576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8465714286" calcext:value-type="float">
            <text:p>54.8338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77357419355" calcext:value-type="float">
            <text:p>55.207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10992" calcext:value-type="float">
            <text:p>56.19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7109677419" calcext:value-type="float">
            <text:p>56.668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07632" calcext:value-type="float">
            <text:p>56.55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44781935484" calcext:value-type="float">
            <text:p>56.084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85378064516" calcext:value-type="float">
            <text:p>56.438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58184" calcext:value-type="float">
            <text:p>56.25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70921290323" calcext:value-type="float">
            <text:p>56.277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13264" calcext:value-type="float">
            <text:p>55.6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16100645161" calcext:value-type="float">
            <text:p>55.701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3378" calcext:value-type="float">
            <text:p>55.983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1153548387" calcext:value-type="float">
            <text:p>56.598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1254193549" calcext:value-type="float">
            <text:p>56.826125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16888" calcext:value-type="float">
            <text:p>57.3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6616" calcext:value-type="float">
            <text:p>57.82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31566451613" calcext:value-type="float">
            <text:p>57.973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8183225807" calcext:value-type="float">
            <text:p>57.576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2824" calcext:value-type="float">
            <text:p>57.5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30126451613" calcext:value-type="float">
            <text:p>57.5830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7316137931" calcext:value-type="float">
            <text:p>56.90731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52585806452" calcext:value-type="float">
            <text:p>56.355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75397142857" calcext:value-type="float">
            <text:p>56.2975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1220645161" calcext:value-type="float">
            <text:p>56.7501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4215483871" calcext:value-type="float">
            <text:p>57.694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7852903226" calcext:value-type="float">
            <text:p>58.381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1112" calcext:value-type="float">
            <text:p>58.57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31517241379" calcext:value-type="float">
            <text:p>58.193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6010322581" calcext:value-type="float">
            <text:p>57.079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46123870968" calcext:value-type="float">
            <text:p>55.314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116" calcext:value-type="float">
            <text:p>54.52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67940645161" calcext:value-type="float">
            <text:p>54.5067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96874482759" calcext:value-type="float">
            <text:p>55.06968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8849032258" calcext:value-type="float">
            <text:p>55.626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4283870968" calcext:value-type="float">
            <text:p>56.12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33032" calcext:value-type="float">
            <text:p>56.55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9339354839" calcext:value-type="float">
            <text:p>57.2359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0168" calcext:value-type="float">
            <text:p>57.2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5212903226" calcext:value-type="float">
            <text:p>57.41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4443870968" calcext:value-type="float">
            <text:p>57.018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6672" calcext:value-type="float">
            <text:p>55.9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00152258065" calcext:value-type="float">
            <text:p>54.7400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1172" calcext:value-type="float">
            <text:p>54.0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8448516129" calcext:value-type="float">
            <text:p>54.298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25845714286" calcext:value-type="float">
            <text:p>54.6425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9932903226" calcext:value-type="float">
            <text:p>55.092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56529032258" calcext:value-type="float">
            <text:p>55.675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7256" calcext:value-type="float">
            <text:p>56.42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61424516129" calcext:value-type="float">
            <text:p>57.036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4576" calcext:value-type="float">
            <text:p>57.9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10061935484" calcext:value-type="float">
            <text:p>57.261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5455483871" calcext:value-type="float">
            <text:p>56.18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97632" calcext:value-type="float">
            <text:p>54.89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17398709678" calcext:value-type="float">
            <text:p>54.01173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89504" calcext:value-type="float">
            <text:p>53.62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94498064516" calcext:value-type="float">
            <text:p>53.8294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18665714286" calcext:value-type="float">
            <text:p>54.2318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85169032258" calcext:value-type="float">
            <text:p>54.968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80998709678" calcext:value-type="float">
            <text:p>55.36809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7352516129" calcext:value-type="float">
            <text:p>56.197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50288" calcext:value-type="float">
            <text:p>56.08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0833548387" calcext:value-type="float">
            <text:p>55.961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72304516129" calcext:value-type="float">
            <text:p>56.597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7036" calcext:value-type="float">
            <text:p>57.05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4170322581" calcext:value-type="float">
            <text:p>55.2264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68176" calcext:value-type="float">
            <text:p>54.49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3850322581" calcext:value-type="float">
            <text:p>54.970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62965714286" calcext:value-type="float">
            <text:p>55.3862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21535483871" calcext:value-type="float">
            <text:p>55.822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0510967742" calcext:value-type="float">
            <text:p>56.256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5696" calcext:value-type="float">
            <text:p>56.9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03870967742" calcext:value-type="float">
            <text:p>57.42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02144" calcext:value-type="float">
            <text:p>57.90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75801290323" calcext:value-type="float">
            <text:p>58.657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11251612903" calcext:value-type="float">
            <text:p>58.90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24984" calcext:value-type="float">
            <text:p>57.63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4343225807" calcext:value-type="float">
            <text:p>57.5524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06216" calcext:value-type="float">
            <text:p>56.2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2833548387" calcext:value-type="float">
            <text:p>55.6562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99428965517" calcext:value-type="float">
            <text:p>56.00994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5796129032" calcext:value-type="float">
            <text:p>56.330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41762580645" calcext:value-type="float">
            <text:p>56.864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9624" calcext:value-type="float">
            <text:p>57.53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69677419355" calcext:value-type="float">
            <text:p>58.20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26552" calcext:value-type="float">
            <text:p>59.2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2984347826" calcext:value-type="float">
            <text:p>58.527298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47174193548" calcext:value-type="float">
            <text:p>58.51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36712" calcext:value-type="float">
            <text:p>57.97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80407741936" calcext:value-type="float">
            <text:p>56.1980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03248" calcext:value-type="float">
            <text:p>54.7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5303225806" calcext:value-type="float">
            <text:p>54.129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67357142857" calcext:value-type="float">
            <text:p>54.4367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72624516129" calcext:value-type="float">
            <text:p>54.567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76898064516" calcext:value-type="float">
            <text:p>54.9876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24688" calcext:value-type="float">
            <text:p>55.9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82552258065" calcext:value-type="float">
            <text:p>55.8982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82030967742" calcext:value-type="float">
            <text:p>55.948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7246451613" calcext:value-type="float">
            <text:p>55.659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364" calcext:value-type="float">
            <text:p>54.5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82204444445" calcext:value-type="float">
            <text:p>53.12822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5288888889" calcext:value-type="float">
            <text:p>53.239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9532903226" calcext:value-type="float">
            <text:p>53.629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43021935484" calcext:value-type="float">
            <text:p>53.9143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19384" calcext:value-type="float">
            <text:p>54.4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13682580645" calcext:value-type="float">
            <text:p>54.971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2924" calcext:value-type="float">
            <text:p>55.65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0007483871" calcext:value-type="float">
            <text:p>56.030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983225807" calcext:value-type="float">
            <text:p>55.930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43888" calcext:value-type="float">
            <text:p>54.77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65739354839" calcext:value-type="float">
            <text:p>54.7365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61597241379" calcext:value-type="float">
            <text:p>54.06615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4423225807" calcext:value-type="float">
            <text:p>54.187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2876" calcext:value-type="float">
            <text:p>54.25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44864516129" calcext:value-type="float">
            <text:p>54.454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15708387097" calcext:value-type="float">
            <text:p>54.871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588" calcext:value-type="float">
            <text:p>55.5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13545806452" calcext:value-type="float">
            <text:p>56.361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14008" calcext:value-type="float">
            <text:p>56.5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89068387097" calcext:value-type="float">
            <text:p>57.1789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40025806452" calcext:value-type="float">
            <text:p>56.974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92157241379" calcext:value-type="float">
            <text:p>56.41921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996" calcext:value-type="float">
            <text:p>54.1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11612903226" calcext:value-type="float">
            <text:p>54.15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00373333333" calcext:value-type="float">
            <text:p>54.5700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3587096774" calcext:value-type="float">
            <text:p>54.78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72914285714" calcext:value-type="float">
            <text:p>55.617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67848" calcext:value-type="float">
            <text:p>56.9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73969032258" calcext:value-type="float">
            <text:p>57.437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93692903226" calcext:value-type="float">
            <text:p>57.3393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93696" calcext:value-type="float">
            <text:p>57.38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25801290323" calcext:value-type="float">
            <text:p>56.752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8328" calcext:value-type="float">
            <text:p>54.89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88015483871" calcext:value-type="float">
            <text:p>54.148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91745714286" calcext:value-type="float">
            <text:p>54.0291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64824" calcext:value-type="float">
            <text:p>54.45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41269677419" calcext:value-type="float">
            <text:p>55.0441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5368" calcext:value-type="float">
            <text:p>55.57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9625806452" calcext:value-type="float">
            <text:p>55.891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32988387097" calcext:value-type="float">
            <text:p>55.7432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51486451613" calcext:value-type="float">
            <text:p>56.385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9569032258" calcext:value-type="float">
            <text:p>56.202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5476129032" calcext:value-type="float">
            <text:p>55.693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8903225807" calcext:value-type="float">
            <text:p>53.961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5728" calcext:value-type="float">
            <text:p>53.1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42565" calcext:value-type="float">
            <text:p>52.344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61042857143" calcext:value-type="float">
            <text:p>52.1061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6912516129" calcext:value-type="float">
            <text:p>52.676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178225" calcext:value-type="float">
            <text:p>53.121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16477419355" calcext:value-type="float">
            <text:p>53.741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8975483871" calcext:value-type="float">
            <text:p>53.86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2704" calcext:value-type="float">
            <text:p>53.90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00926451613" calcext:value-type="float">
            <text:p>53.270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96175483871" calcext:value-type="float">
            <text:p>53.819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27912" calcext:value-type="float">
            <text:p>53.4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91615483871" calcext:value-type="float">
            <text:p>53.219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5832" calcext:value-type="float">
            <text:p>52.4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0694193548" calcext:value-type="float">
            <text:p>52.568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44277142857" calcext:value-type="float">
            <text:p>52.7344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39101935484" calcext:value-type="float">
            <text:p>53.063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54355" calcext:value-type="float">
            <text:p>53.3954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55792" calcext:value-type="float">
            <text:p>53.93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96125" calcext:value-type="float">
            <text:p>54.172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97232" calcext:value-type="float">
            <text:p>54.57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67638709678" calcext:value-type="float">
            <text:p>55.3467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4673548387" calcext:value-type="float">
            <text:p>54.842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0868" calcext:value-type="float">
            <text:p>54.95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90849032258" calcext:value-type="float">
            <text:p>54.1790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98024" calcext:value-type="float">
            <text:p>53.07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535075" calcext:value-type="float">
            <text:p>51.955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92711724138" calcext:value-type="float">
            <text:p>51.9492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6516129032" calcext:value-type="float">
            <text:p>52.71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90352" calcext:value-type="float">
            <text:p>53.1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58010322581" calcext:value-type="float">
            <text:p>53.345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98704" calcext:value-type="float">
            <text:p>53.36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970925" calcext:value-type="float">
            <text:p>53.299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7096774194" calcext:value-type="float">
            <text:p>53.327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5472" calcext:value-type="float">
            <text:p>53.4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05550967742" calcext:value-type="float">
            <text:p>53.430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04167741936" calcext:value-type="float">
            <text:p>53.110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1050322581" calcext:value-type="float">
            <text:p>53.111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23011428571" calcext:value-type="float">
            <text:p>53.5723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07798709677" calcext:value-type="float">
            <text:p>53.950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9783225807" calcext:value-type="float">
            <text:p>54.2849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17904" calcext:value-type="float">
            <text:p>54.7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77935483871" calcext:value-type="float">
            <text:p>55.22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5168" calcext:value-type="float">
            <text:p>55.67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68957419355" calcext:value-type="float">
            <text:p>56.1068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4446451613" calcext:value-type="float">
            <text:p>56.086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0444" calcext:value-type="float">
            <text:p>56.1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1667096774" calcext:value-type="float">
            <text:p>55.153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12536" calcext:value-type="float">
            <text:p>53.92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11099354839" calcext:value-type="float">
            <text:p>53.691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4834285714" calcext:value-type="float">
            <text:p>54.1054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87894193548" calcext:value-type="float">
            <text:p>54.5187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448625" calcext:value-type="float">
            <text:p>54.9444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75648" calcext:value-type="float">
            <text:p>55.5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3483870968" calcext:value-type="float">
            <text:p>55.107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9199483871" calcext:value-type="float">
            <text:p>54.899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4923870968" calcext:value-type="float">
            <text:p>54.7354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538875" calcext:value-type="float">
            <text:p>54.545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88816" calcext:value-type="float">
            <text:p>53.7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1197419355" calcext:value-type="float">
            <text:p>53.708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48697142857" calcext:value-type="float">
            <text:p>53.9848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1210322581" calcext:value-type="float">
            <text:p>54.3821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046575" calcext:value-type="float">
            <text:p>54.7804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68312" calcext:value-type="float">
            <text:p>55.3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1703225806" calcext:value-type="float">
            <text:p>55.440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11664" calcext:value-type="float">
            <text:p>55.61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1556363636" calcext:value-type="float">
            <text:p>55.70515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1146" calcext:value-type="float">
            <text:p>55.651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38377142857" calcext:value-type="float">
            <text:p>55.6338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10859354839" calcext:value-type="float">
            <text:p>54.2610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1672" calcext:value-type="float">
            <text:p>52.92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9425" calcext:value-type="float">
            <text:p>52.879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7062068966" calcext:value-type="float">
            <text:p>53.117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229475" calcext:value-type="float">
            <text:p>53.412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869" calcext:value-type="float">
            <text:p>53.815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3824" calcext:value-type="float">
            <text:p>53.9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34625" calcext:value-type="float">
            <text:p>54.205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6856" calcext:value-type="float">
            <text:p>54.96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549" calcext:value-type="float">
            <text:p>55.065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7335384615" calcext:value-type="float">
            <text:p>54.22673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56681290323" calcext:value-type="float">
            <text:p>53.265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5166451613" calcext:value-type="float">
            <text:p>52.471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998925" calcext:value-type="float">
            <text:p>51.729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54463448276" calcext:value-type="float">
            <text:p>51.6954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5425882353" calcext:value-type="float">
            <text:p>52.14554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56345806452" calcext:value-type="float">
            <text:p>52.505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1894" calcext:value-type="float">
            <text:p>52.491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9257" calcext:value-type="float">
            <text:p>52.729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66144" calcext:value-type="float">
            <text:p>53.22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3058" calcext:value-type="float">
            <text:p>53.42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27367272727" calcext:value-type="float">
            <text:p>53.69273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9248" calcext:value-type="float">
            <text:p>52.7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8376774194" calcext:value-type="float">
            <text:p>51.3038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80568" calcext:value-type="float">
            <text:p>50.84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254125" calcext:value-type="float">
            <text:p>50.812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29500689655" calcext:value-type="float">
            <text:p>50.9829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23155" calcext:value-type="float">
            <text:p>51.292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87925" calcext:value-type="float">
            <text:p>51.611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6048" calcext:value-type="float">
            <text:p>52.18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022575" calcext:value-type="float">
            <text:p>52.860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4263225807" calcext:value-type="float">
            <text:p>53.2974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4172903226" calcext:value-type="float">
            <text:p>52.389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75925" calcext:value-type="float">
            <text:p>51.794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75104516129" calcext:value-type="float">
            <text:p>51.217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17785806452" calcext:value-type="float">
            <text:p>51.371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6926451613" calcext:value-type="float">
            <text:p>51.212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46645" calcext:value-type="float">
            <text:p>50.274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3618" calcext:value-type="float">
            <text:p>50.28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554925" calcext:value-type="float">
            <text:p>50.4955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8145" calcext:value-type="float">
            <text:p>50.712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46941935484" calcext:value-type="float">
            <text:p>50.95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47401290323" calcext:value-type="float">
            <text:p>51.174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8984516129" calcext:value-type="float">
            <text:p>51.728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578" calcext:value-type="float">
            <text:p>51.995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42752" calcext:value-type="float">
            <text:p>51.8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40952" calcext:value-type="float">
            <text:p>51.7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45251428571" calcext:value-type="float">
            <text:p>51.5545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84436923077" calcext:value-type="float">
            <text:p>51.02844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7885217391" calcext:value-type="float">
            <text:p>50.58778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81076129032" calcext:value-type="float">
            <text:p>50.268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24567741936" calcext:value-type="float">
            <text:p>50.382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79752" calcext:value-type="float">
            <text:p>51.00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9031483871" calcext:value-type="float">
            <text:p>51.269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39018181818" calcext:value-type="float">
            <text:p>51.6539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05629473684" calcext:value-type="float">
            <text:p>52.67056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21756923077" calcext:value-type="float">
            <text:p>51.93217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38724705882" calcext:value-type="float">
            <text:p>51.243872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6796" calcext:value-type="float">
            <text:p>51.3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77712" calcext:value-type="float">
            <text:p>50.13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14110967742" calcext:value-type="float">
            <text:p>49.611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2431428572" calcext:value-type="float">
            <text:p>49.67924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44761290323" calcext:value-type="float">
            <text:p>49.824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85592258065" calcext:value-type="float">
            <text:p>49.948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4296" calcext:value-type="float">
            <text:p>49.86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86167741936" calcext:value-type="float">
            <text:p>50.138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4336" calcext:value-type="float">
            <text:p>50.53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60769032258" calcext:value-type="float">
            <text:p>50.686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6012903226" calcext:value-type="float">
            <text:p>50.813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656" calcext:value-type="float">
            <text:p>51.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04658064516" calcext:value-type="float">
            <text:p>51.290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8984" calcext:value-type="float">
            <text:p>50.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2020645161" calcext:value-type="float">
            <text:p>50.5322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7154285714" calcext:value-type="float">
            <text:p>50.6277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2375483871" calcext:value-type="float">
            <text:p>50.592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3850322581" calcext:value-type="float">
            <text:p>50.779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9824" calcext:value-type="float">
            <text:p>51.09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84701935484" calcext:value-type="float">
            <text:p>51.4484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95112" calcext:value-type="float">
            <text:p>51.35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55494193549" calcext:value-type="float">
            <text:p>51.45554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61396129032" calcext:value-type="float">
            <text:p>51.286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6544" calcext:value-type="float">
            <text:p>50.75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34578064516" calcext:value-type="float">
            <text:p>50.083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1704" calcext:value-type="float">
            <text:p>49.42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14891428572" calcext:value-type="float">
            <text:p>49.36148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7876129032" calcext:value-type="float">
            <text:p>49.612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2877419355" calcext:value-type="float">
            <text:p>50.099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72672" calcext:value-type="float">
            <text:p>50.6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60544516129" calcext:value-type="float">
            <text:p>50.236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56472" calcext:value-type="float">
            <text:p>50.41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5886451613" calcext:value-type="float">
            <text:p>50.380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27008" calcext:value-type="float">
            <text:p>50.4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86224516129" calcext:value-type="float">
            <text:p>50.208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38264" calcext:value-type="float">
            <text:p>50.22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3153548387" calcext:value-type="float">
            <text:p>50.197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08882758621" calcext:value-type="float">
            <text:p>50.3308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7659354839" calcext:value-type="float">
            <text:p>50.176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9476129032" calcext:value-type="float">
            <text:p>50.130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03312" calcext:value-type="float">
            <text:p>50.30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35615483871" calcext:value-type="float">
            <text:p>50.323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11904" calcext:value-type="float">
            <text:p>49.96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47705806452" calcext:value-type="float">
            <text:p>50.1647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20459354839" calcext:value-type="float">
            <text:p>50.512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6536" calcext:value-type="float">
            <text:p>50.51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60541935484" calcext:value-type="float">
            <text:p>50.40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4168" calcext:value-type="float">
            <text:p>50.4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7269677419" calcext:value-type="float">
            <text:p>50.3197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2288571429" calcext:value-type="float">
            <text:p>50.4902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43014193549" calcext:value-type="float">
            <text:p>50.61430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00384516129" calcext:value-type="float">
            <text:p>50.870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40152" calcext:value-type="float">
            <text:p>51.0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11824516129" calcext:value-type="float">
            <text:p>51.641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91368" calcext:value-type="float">
            <text:p>51.86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85334193548" calcext:value-type="float">
            <text:p>51.708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72611612903" calcext:value-type="float">
            <text:p>51.607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63472" calcext:value-type="float">
            <text:p>50.93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7636129032" calcext:value-type="float">
            <text:p>50.944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3432" calcext:value-type="float">
            <text:p>50.14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0433548387" calcext:value-type="float">
            <text:p>49.9260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0988571429" calcext:value-type="float">
            <text:p>49.8310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6412903226" calcext:value-type="float">
            <text:p>49.990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96694193548" calcext:value-type="float">
            <text:p>50.1296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46264" calcext:value-type="float">
            <text:p>50.2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0010322581" calcext:value-type="float">
            <text:p>50.3740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83952" calcext:value-type="float">
            <text:p>50.5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5956129032" calcext:value-type="float">
            <text:p>50.743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7553548387" calcext:value-type="float">
            <text:p>50.6697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51176" calcext:value-type="float">
            <text:p>51.0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75574193549" calcext:value-type="float">
            <text:p>50.757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1784" calcext:value-type="float">
            <text:p>50.3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0730322581" calcext:value-type="float">
            <text:p>50.188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22422857143" calcext:value-type="float">
            <text:p>50.1622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91429677419" calcext:value-type="float">
            <text:p>50.219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65169032258" calcext:value-type="float">
            <text:p>50.396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69728" calcext:value-type="float">
            <text:p>50.55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67014193548" calcext:value-type="float">
            <text:p>50.766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60704" calcext:value-type="float">
            <text:p>50.9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92049032258" calcext:value-type="float">
            <text:p>51.329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83718709677" calcext:value-type="float">
            <text:p>51.448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24424" calcext:value-type="float">
            <text:p>51.34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4343225806" calcext:value-type="float">
            <text:p>50.313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1408" calcext:value-type="float">
            <text:p>49.99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34407741936" calcext:value-type="float">
            <text:p>49.8734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3576774193" calcext:value-type="float">
            <text:p>50.1303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0247483871" calcext:value-type="float">
            <text:p>50.3302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5344" calcext:value-type="float">
            <text:p>50.55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77310967742" calcext:value-type="float">
            <text:p>50.6477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712" calcext:value-type="float">
            <text:p>50.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82338064516" calcext:value-type="float">
            <text:p>50.9582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64178064516" calcext:value-type="float">
            <text:p>50.906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34168" calcext:value-type="float">
            <text:p>50.55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73672258065" calcext:value-type="float">
            <text:p>50.317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1768" calcext:value-type="float">
            <text:p>49.77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1050322581" calcext:value-type="float">
            <text:p>49.682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48102857143" calcext:value-type="float">
            <text:p>50.1348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3509677419" calcext:value-type="float">
            <text:p>50.359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7543225807" calcext:value-type="float">
            <text:p>50.5877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3664" calcext:value-type="float">
            <text:p>50.86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39243870968" calcext:value-type="float">
            <text:p>51.333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6696" calcext:value-type="float">
            <text:p>51.40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3953548387" calcext:value-type="float">
            <text:p>51.5993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79310967742" calcext:value-type="float">
            <text:p>52.247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26976" calcext:value-type="float">
            <text:p>52.01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61855483871" calcext:value-type="float">
            <text:p>51.506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14688" calcext:value-type="float">
            <text:p>50.4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14054193548" calcext:value-type="float">
            <text:p>49.541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12965714286" calcext:value-type="float">
            <text:p>49.6712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95775483871" calcext:value-type="float">
            <text:p>49.689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01904516129" calcext:value-type="float">
            <text:p>49.800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8496" calcext:value-type="float">
            <text:p>49.92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06178064516" calcext:value-type="float">
            <text:p>50.220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29728" calcext:value-type="float">
            <text:p>50.30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1768516129" calcext:value-type="float">
            <text:p>50.381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3300645161" calcext:value-type="float">
            <text:p>50.413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09936" calcext:value-type="float">
            <text:p>50.57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41171612903" calcext:value-type="float">
            <text:p>50.074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2088" calcext:value-type="float">
            <text:p>49.65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05899354839" calcext:value-type="float">
            <text:p>49.530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4991428572" calcext:value-type="float">
            <text:p>49.44149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6116129032" calcext:value-type="float">
            <text:p>49.347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74381935484" calcext:value-type="float">
            <text:p>49.2874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82424" calcext:value-type="float">
            <text:p>49.4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63618064516" calcext:value-type="float">
            <text:p>49.696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66264" calcext:value-type="float">
            <text:p>49.76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8869677419" calcext:value-type="float">
            <text:p>49.6948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43899354839" calcext:value-type="float">
            <text:p>49.454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61776" calcext:value-type="float">
            <text:p>49.37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40504" calcext:value-type="float">
            <text:p>48.7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06430967742" calcext:value-type="float">
            <text:p>48.800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1922758621" calcext:value-type="float">
            <text:p>48.95319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3416774194" calcext:value-type="float">
            <text:p>49.240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88552258065" calcext:value-type="float">
            <text:p>49.268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2408" calcext:value-type="float">
            <text:p>49.4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21398709677" calcext:value-type="float">
            <text:p>49.592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60144" calcext:value-type="float">
            <text:p>49.69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7953548387" calcext:value-type="float">
            <text:p>49.8467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6949677419" calcext:value-type="float">
            <text:p>49.301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8596" calcext:value-type="float">
            <text:p>49.21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95442580645" calcext:value-type="float">
            <text:p>48.759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95248" calcext:value-type="float">
            <text:p>48.36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57912258065" calcext:value-type="float">
            <text:p>48.3757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70051428571" calcext:value-type="float">
            <text:p>48.5370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66872258065" calcext:value-type="float">
            <text:p>48.6866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01282580645" calcext:value-type="float">
            <text:p>48.8601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1312" calcext:value-type="float">
            <text:p>49.08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1064516129" calcext:value-type="float">
            <text:p>49.321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9772" calcext:value-type="float">
            <text:p>49.2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25974193548" calcext:value-type="float">
            <text:p>49.172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2683870968" calcext:value-type="float">
            <text:p>49.133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02192" calcext:value-type="float">
            <text:p>49.1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11052903226" calcext:value-type="float">
            <text:p>49.131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44312" calcext:value-type="float">
            <text:p>48.81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6562857143" calcext:value-type="float">
            <text:p>48.90265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26495483871" calcext:value-type="float">
            <text:p>49.122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92139354839" calcext:value-type="float">
            <text:p>49.189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75112" calcext:value-type="float">
            <text:p>49.32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0913548387" calcext:value-type="float">
            <text:p>49.5480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9408" calcext:value-type="float">
            <text:p>49.41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52116129032" calcext:value-type="float">
            <text:p>49.195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05842580645" calcext:value-type="float">
            <text:p>49.460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07656" calcext:value-type="float">
            <text:p>49.00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30144516129" calcext:value-type="float">
            <text:p>48.773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52328" calcext:value-type="float">
            <text:p>48.06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42761290322" calcext:value-type="float">
            <text:p>48.2242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79351428572" calcext:value-type="float">
            <text:p>48.35793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03716129032" calcext:value-type="float">
            <text:p>48.57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51778064516" calcext:value-type="float">
            <text:p>48.605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4112" calcext:value-type="float">
            <text:p>48.52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7463225807" calcext:value-type="float">
            <text:p>48.6187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3848" calcext:value-type="float">
            <text:p>49.02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77569032258" calcext:value-type="float">
            <text:p>48.887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73981935484" calcext:value-type="float">
            <text:p>48.9673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6736" calcext:value-type="float">
            <text:p>48.5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3460645161" calcext:value-type="float">
            <text:p>47.874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58384" calcext:value-type="float">
            <text:p>47.52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27963870968" calcext:value-type="float">
            <text:p>47.6427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1271724138" calcext:value-type="float">
            <text:p>47.74912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29233548387" calcext:value-type="float">
            <text:p>47.822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81979354839" calcext:value-type="float">
            <text:p>47.918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584" calcext:value-type="float">
            <text:p>47.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7567483871" calcext:value-type="float">
            <text:p>47.937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886" calcext:value-type="float">
            <text:p>48.0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99561290323" calcext:value-type="float">
            <text:p>47.94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2304516129" calcext:value-type="float">
            <text:p>47.81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7784" calcext:value-type="float">
            <text:p>47.80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25453333333" calcext:value-type="float">
            <text:p>47.7125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0168" calcext:value-type="float">
            <text:p>48.0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60975483871" calcext:value-type="float">
            <text:p>48.516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32756129032" calcext:value-type="float">
            <text:p>48.1832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05408" calcext:value-type="float">
            <text:p>48.3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7396129032" calcext:value-type="float">
            <text:p>48.466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23744" calcext:value-type="float">
            <text:p>48.51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48428387097" calcext:value-type="float">
            <text:p>48.2848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60921290323" calcext:value-type="float">
            <text:p>48.276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24336" calcext:value-type="float">
            <text:p>48.1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63011612903" calcext:value-type="float">
            <text:p>47.736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47024" calcext:value-type="float">
            <text:p>47.8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4286451613" calcext:value-type="float">
            <text:p>47.576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5294285714" calcext:value-type="float">
            <text:p>47.6155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83775483871" calcext:value-type="float">
            <text:p>47.708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1393548387" calcext:value-type="float">
            <text:p>47.646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8904" calcext:value-type="float">
            <text:p>47.94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1757419355" calcext:value-type="float">
            <text:p>48.0601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1692" calcext:value-type="float">
            <text:p>48.08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0820645161" calcext:value-type="float">
            <text:p>48.0480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86603870968" calcext:value-type="float">
            <text:p>48.078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50352" calcext:value-type="float">
            <text:p>47.80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35535483871" calcext:value-type="float">
            <text:p>47.973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9368" calcext:value-type="float">
            <text:p>47.3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92748387097" calcext:value-type="float">
            <text:p>47.16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32725714286" calcext:value-type="float">
            <text:p>47.1932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2423225807" calcext:value-type="float">
            <text:p>46.8722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72344" calcext:value-type="float">
            <text:p>46.7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6032" calcext:value-type="float">
            <text:p>47.01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0704" calcext:value-type="float">
            <text:p>47.3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1104" calcext:value-type="float">
            <text:p>47.4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6756129032" calcext:value-type="float">
            <text:p>47.5736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08129032258" calcext:value-type="float">
            <text:p>47.43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1" calcext:value-type="float">
            <text:p>47.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9026086956" calcext:value-type="float">
            <text:p>47.259902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86021052632" calcext:value-type="float">
            <text:p>47.16860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20629677419" calcext:value-type="float">
            <text:p>46.9120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8731034483" calcext:value-type="float">
            <text:p>46.9118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1347096774" calcext:value-type="float">
            <text:p>46.8961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64529032258" calcext:value-type="float">
            <text:p>46.836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3424" calcext:value-type="float">
            <text:p>46.9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7909677419" calcext:value-type="float">
            <text:p>47.02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3528" calcext:value-type="float">
            <text:p>47.2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0660645161" calcext:value-type="float">
            <text:p>47.158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73664516129" calcext:value-type="float">
            <text:p>47.017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7224" calcext:value-type="float">
            <text:p>46.97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54407741936" calcext:value-type="float">
            <text:p>46.8254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24392" calcext:value-type="float">
            <text:p>46.59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30178064516" calcext:value-type="float">
            <text:p>46.563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96148571429" calcext:value-type="float">
            <text:p>46.3396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66270967742" calcext:value-type="float">
            <text:p>46.38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37465806452" calcext:value-type="float">
            <text:p>46.543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428" calcext:value-type="float">
            <text:p>46.7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73261935484" calcext:value-type="float">
            <text:p>46.867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2764" calcext:value-type="float">
            <text:p>46.75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3751483871" calcext:value-type="float">
            <text:p>47.123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24270967742" calcext:value-type="float">
            <text:p>47.072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20368" calcext:value-type="float">
            <text:p>47.13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2123870968" calcext:value-type="float">
            <text:p>46.780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02082243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45983448276" calcext:value-type="float">
            <text:p>46.4345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48" meta:object-count="0"/>
    <meta:user-defined meta:name="AppVersion">3.0</meta:user-defined>
  </office:meta>
</office:document-meta>
</file>